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4c399e" officeooo:paragraph-rsid="004c39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Symbolic link to taki skró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6.2$Linux_X86_64 LibreOffice_project/50$Build-2</meta:generator>
    <dc:date>2023-10-14T23:57:58.090052968</dc:date>
    <meta:editing-duration>PT23H14M27S</meta:editing-duration>
    <meta:editing-cycles>41</meta:editing-cycles>
    <meta:document-statistic meta:table-count="0" meta:image-count="0" meta:object-count="0" meta:page-count="1" meta:paragraph-count="1" meta:word-count="6" meta:character-count="29" meta:non-whitespace-character-count="24"/>
  </office:meta>
</office:document-meta>
</file>